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draw:marker-start-width="0.242cm" draw:marker-end-width="0.242cm" draw:fill="solid" draw:fill-color="#adc5e7" fo:padding-top="0.014cm" fo:padding-bottom="0.014cm" fo:padding-left="0.014cm" fo:padding-right="0.014cm"/>
    </style:style>
    <style:style style:name="gr2" style:family="graphic" style:parent-style-name="standard">
      <style:graphic-properties draw:stroke="none" svg:stroke-width="0.028cm" draw:marker-start-width="0.242cm" draw:marker-end-width="0.242cm" draw:fill="solid" draw:fill-color="#fdc578"/>
    </style:style>
    <style:style style:name="gr3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solid" svg:stroke-width="0.028cm" svg:stroke-color="#000000" draw:marker-start-width="0.234cm" draw:marker-end-width="0.234cm" draw:stroke-linejoin="round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11cm" fo:padding-top="0cm" fo:padding-bottom="0cm" fo:padding-left="0cm" fo:padding-right="0cm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3.355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505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386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2.707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629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563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adc5e7"/>
      <style:text-properties style:font-name="CMU Serif"/>
    </style:style>
    <style:style style:name="P2" style:family="paragraph">
      <loext:graphic-properties draw:fill="solid" draw:fill-color="#fdc578"/>
      <style:text-properties style:font-name="CMU Serif"/>
    </style:style>
    <style:style style:name="P3" style:family="paragraph">
      <loext:graphic-properties draw:fill="none"/>
      <style:text-properties style:font-name="CMU Seri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6pt" style:font-size-asian="16pt" style:font-size-complex="16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  <style:text-properties style:font-name="CMU Serif" fo:font-size="16pt" style:font-size-asian="16pt" style:font-size-complex="16pt"/>
    </style:style>
    <style:style style:name="P10" style:family="paragraph">
      <loext:graphic-properties draw:fill="none" draw:fill-color="#ffffff"/>
    </style:style>
    <style:style style:name="T1" style:family="text">
      <style:text-properties fo:color="#000000" style:font-name="CMU Serif" fo:font-size="10pt" style:font-size-asian="10pt" style:font-name-complex="Liberation Sans1" style:font-size-complex="10pt"/>
    </style:style>
    <style:style style:name="T2" style:family="text">
      <style:text-properties fo:color="#000000" style:font-name="CMU Serif" fo:font-size="12pt" fo:font-weight="bold" style:font-size-asian="12pt" style:font-name-complex="Liberation Sans1" style:font-size-complex="12pt" style:font-weight-complex="bold"/>
    </style:style>
    <style:style style:name="T3" style:family="text">
      <style:text-properties fo:color="#000000" style:font-name="CMU Serif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602cm" svg:height="1.601cm" svg:x="7.538cm" svg:y="8.835cm" svg:viewBox="0 0 1603 1602" draw:points="0,1602 1603,1602 1603,0 0,0">
          <text:p/>
        </draw:polygon>
        <draw:polygon draw:style-name="gr2" draw:text-style-name="P2" draw:layer="layout" svg:width="1.602cm" svg:height="1.601cm" svg:x="9.136cm" svg:y="8.835cm" svg:viewBox="0 0 1603 1602" draw:points="0,1602 1603,1602 1603,0 0,0">
          <text:p/>
        </draw:polygon>
        <draw:polygon draw:style-name="gr2" draw:text-style-name="P2" draw:layer="layout" svg:width="1.602cm" svg:height="1.601cm" svg:x="7.538cm" svg:y="10.433cm" svg:viewBox="0 0 1603 1602" draw:points="0,1602 1603,1602 1603,0 0,0">
          <text:p/>
        </draw:polygon>
        <draw:polygon draw:style-name="gr1" draw:text-style-name="P1" draw:layer="layout" svg:width="1.602cm" svg:height="1.601cm" svg:x="9.136cm" svg:y="10.433cm" svg:viewBox="0 0 1603 1602" draw:points="0,1602 1603,1602 1603,0 0,0">
          <text:p/>
        </draw:polygon>
        <draw:line draw:style-name="gr3" draw:text-style-name="P3" draw:layer="layout" svg:x1="7.538cm" svg:y1="8.838cm" svg:x2="10.741cm" svg:y2="8.838cm">
          <text:p/>
        </draw:line>
        <draw:line draw:style-name="gr3" draw:text-style-name="P3" draw:layer="layout" svg:x1="7.538cm" svg:y1="10.436cm" svg:x2="10.741cm" svg:y2="10.436cm">
          <text:p/>
        </draw:line>
        <draw:line draw:style-name="gr3" draw:text-style-name="P3" draw:layer="layout" svg:x1="7.538cm" svg:y1="12.034cm" svg:x2="10.741cm" svg:y2="12.034cm">
          <text:p/>
        </draw:line>
        <draw:line draw:style-name="gr3" draw:text-style-name="P3" draw:layer="layout" svg:x1="7.542cm" svg:y1="8.838cm" svg:x2="7.542cm" svg:y2="12.038cm">
          <text:p/>
        </draw:line>
        <draw:line draw:style-name="gr3" draw:text-style-name="P3" draw:layer="layout" svg:x1="9.14cm" svg:y1="8.838cm" svg:x2="9.14cm" svg:y2="12.038cm">
          <text:p/>
        </draw:line>
        <draw:line draw:style-name="gr4" draw:text-style-name="P3" draw:layer="layout" svg:x1="10.738cm" svg:y1="8.838cm" svg:x2="10.738cm" svg:y2="12.038cm">
          <text:p/>
        </draw:line>
        <draw:frame draw:style-name="gr5" draw:text-style-name="P5" draw:layer="layout" svg:width="1.111cm" svg:height="0.462cm" svg:x="23.319cm" svg:y="25.496cm">
          <draw:text-box>
            <text:p text:style-name="P4"><text:span text:style-name="T1">Pa</text:span><text:span text:style-name="T1">ge </text:span><text:span text:style-name="T1">1</text:span></text:p>
          </draw:text-box>
        </draw:frame>
        <draw:frame draw:style-name="gr6" draw:text-style-name="P6" draw:layer="layout" svg:width="3.355cm" svg:height="0.568cm" svg:x="7.578cm" svg:y="7.461cm">
          <draw:text-box>
            <text:p text:style-name="P4"><text:span text:style-name="T2">Predicted value</text:span></text:p>
          </draw:text-box>
        </draw:frame>
        <draw:frame draw:style-name="gr7" draw:text-style-name="P5" draw:layer="layout" svg:width="1.505cm" svg:height="0.462cm" svg:x="7.602cm" svg:y="8.262cm">
          <draw:text-box>
            <text:p text:style-name="P4"><text:span text:style-name="T1">Irrelevant</text:span></text:p>
          </draw:text-box>
        </draw:frame>
        <draw:frame draw:style-name="gr8" draw:text-style-name="P5" draw:layer="layout" svg:width="1.386cm" svg:height="0.462cm" svg:x="9.243cm" svg:y="8.262cm">
          <draw:text-box>
            <text:p text:style-name="P4"><text:span text:style-name="T1">Relevant</text:span></text:p>
          </draw:text-box>
        </draw:frame>
        <draw:frame draw:style-name="gr9" draw:text-style-name="P6" draw:layer="layout" svg:width="2.707cm" svg:height="0.568cm" draw:transform="rotate (1.5707963267949) translate (6.164cm 11.686cm)">
          <draw:text-box>
            <text:p text:style-name="P4"><text:span text:style-name="T2">Actu</text:span><text:span text:style-name="T2">al </text:span><text:span text:style-name="T2">value</text:span></text:p>
          </draw:text-box>
        </draw:frame>
        <draw:frame draw:style-name="gr7" draw:text-style-name="P5" draw:layer="layout" svg:width="1.505cm" svg:height="0.462cm" draw:transform="rotate (1.5707963267949) translate (6.965cm 10.377cm)">
          <draw:text-box>
            <text:p text:style-name="P4"><text:span text:style-name="T1">Irrelev</text:span><text:span text:style-name="T1">ant</text:span></text:p>
          </draw:text-box>
        </draw:frame>
        <draw:frame draw:style-name="gr10" draw:text-style-name="P7" draw:layer="layout" svg:width="0.853cm" svg:height="0.738cm" svg:x="7.926cm" svg:y="9.323cm">
          <draw:text-box>
            <text:p text:style-name="P4"><text:span text:style-name="T3">969</text:span></text:p>
          </draw:text-box>
        </draw:frame>
        <draw:frame draw:style-name="gr10" draw:text-style-name="P7" draw:layer="layout" svg:width="0.629cm" svg:height="0.738cm" svg:x="9.627cm" svg:y="9.323cm">
          <draw:text-box>
            <text:p text:style-name="P4"><text:span text:style-name="T3">4</text:span><text:span text:style-name="T3">8</text:span></text:p>
          </draw:text-box>
        </draw:frame>
        <draw:frame draw:style-name="gr8" draw:text-style-name="P5" draw:layer="layout" svg:width="1.386cm" svg:height="0.462cm" draw:transform="rotate (1.5707963267949) translate (6.965cm 11.936cm)">
          <draw:text-box>
            <text:p text:style-name="P4"><text:span text:style-name="T1">Relevant</text:span></text:p>
          </draw:text-box>
        </draw:frame>
        <draw:frame draw:style-name="gr11" draw:text-style-name="P9" draw:layer="layout" svg:width="0.569cm" svg:height="0.738cm" svg:x="8.084cm" svg:y="10.924cm">
          <draw:text-box>
            <text:p text:style-name="P8"><text:span text:style-name="T3">62</text:span></text:p>
          </draw:text-box>
        </draw:frame>
        <draw:frame draw:style-name="gr10" draw:text-style-name="P7" draw:layer="layout" svg:width="0.629cm" svg:height="0.738cm" svg:x="9.727cm" svg:y="10.924cm">
          <draw:text-box>
            <text:p text:style-name="P4"><text:span text:style-name="T3">71</text:span></text:p>
          </draw:text-box>
        </draw:frame>
        <draw:polygon draw:style-name="gr1" draw:text-style-name="P1" draw:layer="layout" svg:width="1.602cm" svg:height="1.601cm" svg:x="19.73cm" svg:y="8.835cm" svg:viewBox="0 0 1603 1602" draw:points="0,1602 1603,1602 1603,0 0,0">
          <text:p/>
        </draw:polygon>
        <draw:polygon draw:style-name="gr2" draw:text-style-name="P2" draw:layer="layout" svg:width="1.602cm" svg:height="1.601cm" svg:x="21.328cm" svg:y="8.835cm" svg:viewBox="0 0 1603 1602" draw:points="0,1602 1603,1602 1603,0 0,0">
          <text:p/>
        </draw:polygon>
        <draw:polygon draw:style-name="gr2" draw:text-style-name="P2" draw:layer="layout" svg:width="1.602cm" svg:height="1.601cm" svg:x="19.73cm" svg:y="10.433cm" svg:viewBox="0 0 1603 1602" draw:points="0,1602 1603,1602 1603,0 0,0">
          <text:p/>
        </draw:polygon>
        <draw:polygon draw:style-name="gr1" draw:text-style-name="P1" draw:layer="layout" svg:width="1.602cm" svg:height="1.601cm" svg:x="21.328cm" svg:y="10.433cm" svg:viewBox="0 0 1603 1602" draw:points="0,1602 1603,1602 1603,0 0,0">
          <text:p/>
        </draw:polygon>
        <draw:line draw:style-name="gr3" draw:text-style-name="P3" draw:layer="layout" svg:x1="19.73cm" svg:y1="8.838cm" svg:x2="22.933cm" svg:y2="8.838cm">
          <text:p/>
        </draw:line>
        <draw:line draw:style-name="gr3" draw:text-style-name="P3" draw:layer="layout" svg:x1="19.73cm" svg:y1="10.436cm" svg:x2="22.933cm" svg:y2="10.436cm">
          <text:p/>
        </draw:line>
        <draw:line draw:style-name="gr3" draw:text-style-name="P3" draw:layer="layout" svg:x1="19.73cm" svg:y1="12.034cm" svg:x2="22.933cm" svg:y2="12.034cm">
          <text:p/>
        </draw:line>
        <draw:line draw:style-name="gr3" draw:text-style-name="P3" draw:layer="layout" svg:x1="19.734cm" svg:y1="8.838cm" svg:x2="19.734cm" svg:y2="12.038cm">
          <text:p/>
        </draw:line>
        <draw:line draw:style-name="gr3" draw:text-style-name="P3" draw:layer="layout" svg:x1="21.332cm" svg:y1="8.838cm" svg:x2="21.332cm" svg:y2="12.038cm">
          <text:p/>
        </draw:line>
        <draw:line draw:style-name="gr4" draw:text-style-name="P3" draw:layer="layout" svg:x1="22.93cm" svg:y1="8.838cm" svg:x2="22.93cm" svg:y2="12.038cm">
          <text:p/>
        </draw:line>
        <draw:frame draw:style-name="gr6" draw:text-style-name="P6" draw:layer="layout" svg:width="3.355cm" svg:height="0.568cm" svg:x="19.77cm" svg:y="7.461cm">
          <draw:text-box>
            <text:p text:style-name="P4"><text:span text:style-name="T2">Pr</text:span><text:span text:style-name="T2">ed</text:span><text:span text:style-name="T2">ict</text:span><text:span text:style-name="T2">ed </text:span><text:span text:style-name="T2">va</text:span><text:span text:style-name="T2">lu</text:span><text:span text:style-name="T2">e</text:span></text:p>
          </draw:text-box>
        </draw:frame>
        <draw:frame draw:style-name="gr7" draw:text-style-name="P5" draw:layer="layout" svg:width="1.505cm" svg:height="0.462cm" svg:x="19.794cm" svg:y="8.262cm">
          <draw:text-box>
            <text:p text:style-name="P4"><text:span text:style-name="T1">Irrelev</text:span><text:span text:style-name="T1">ant</text:span></text:p>
          </draw:text-box>
        </draw:frame>
        <draw:frame draw:style-name="gr8" draw:text-style-name="P5" draw:layer="layout" svg:width="1.386cm" svg:height="0.462cm" svg:x="21.435cm" svg:y="8.262cm">
          <draw:text-box>
            <text:p text:style-name="P4"><text:span text:style-name="T1">Rel</text:span><text:span text:style-name="T1">eva</text:span><text:span text:style-name="T1">nt</text:span></text:p>
          </draw:text-box>
        </draw:frame>
        <draw:frame draw:style-name="gr9" draw:text-style-name="P6" draw:layer="layout" svg:width="2.707cm" svg:height="0.568cm" draw:transform="rotate (1.5707963267949) translate (18.356cm 11.686cm)">
          <draw:text-box>
            <text:p text:style-name="P4"><text:span text:style-name="T2">Act</text:span><text:span text:style-name="T2">ual </text:span><text:span text:style-name="T2">val</text:span><text:span text:style-name="T2">ue</text:span></text:p>
          </draw:text-box>
        </draw:frame>
        <draw:frame draw:style-name="gr7" draw:text-style-name="P5" draw:layer="layout" svg:width="1.505cm" svg:height="0.462cm" draw:transform="rotate (1.5707963267949) translate (19.157cm 10.377cm)">
          <draw:text-box>
            <text:p text:style-name="P4"><text:span text:style-name="T1">Irre</text:span><text:span text:style-name="T1">lev</text:span><text:span text:style-name="T1">ant</text:span></text:p>
          </draw:text-box>
        </draw:frame>
        <draw:frame draw:style-name="gr10" draw:text-style-name="P7" draw:layer="layout" svg:width="0.853cm" svg:height="0.738cm" svg:x="20.118cm" svg:y="9.323cm">
          <draw:text-box>
            <text:p text:style-name="P4"><text:span text:style-name="T3">962</text:span></text:p>
          </draw:text-box>
        </draw:frame>
        <draw:frame draw:style-name="gr10" draw:text-style-name="P7" draw:layer="layout" svg:width="0.629cm" svg:height="0.738cm" svg:x="21.819cm" svg:y="9.323cm">
          <draw:text-box>
            <text:p text:style-name="P4"><text:span text:style-name="T3">5</text:span><text:span text:style-name="T3">5</text:span></text:p>
          </draw:text-box>
        </draw:frame>
        <draw:frame draw:style-name="gr8" draw:text-style-name="P5" draw:layer="layout" svg:width="1.386cm" svg:height="0.462cm" draw:transform="rotate (1.5707963267949) translate (19.157cm 11.936cm)">
          <draw:text-box>
            <text:p text:style-name="P4"><text:span text:style-name="T1">R</text:span><text:span text:style-name="T1">el</text:span><text:span text:style-name="T1">e</text:span><text:span text:style-name="T1">v</text:span><text:span text:style-name="T1">a</text:span><text:span text:style-name="T1">n</text:span><text:span text:style-name="T1">t</text:span></text:p>
          </draw:text-box>
        </draw:frame>
        <draw:frame draw:style-name="gr11" draw:text-style-name="P7" draw:layer="layout" svg:width="0.569cm" svg:height="0.738cm" svg:x="20.276cm" svg:y="10.924cm">
          <draw:text-box>
            <text:p text:style-name="P4"><text:span text:style-name="T3">60</text:span></text:p>
          </draw:text-box>
        </draw:frame>
        <draw:frame draw:style-name="gr10" draw:text-style-name="P7" draw:layer="layout" svg:width="0.629cm" svg:height="0.738cm" svg:x="21.819cm" svg:y="10.924cm">
          <draw:text-box>
            <text:p text:style-name="P4"><text:span text:style-name="T3">7</text:span><text:span text:style-name="T3">3</text:span></text:p>
          </draw:text-box>
        </draw:frame>
        <draw:frame draw:style-name="gr12" draw:text-style-name="P10" draw:layer="layout" svg:width="3.135cm" svg:height="0.937cm" svg:x="7.561cm" svg:y="4.159cm">
          <draw:text-box>
            <text:p>Before fs</text:p>
          </draw:text-box>
        </draw:frame>
        <draw:frame draw:style-name="gr12" draw:text-style-name="P10" draw:layer="layout" svg:width="2.618cm" svg:height="0.937cm" svg:x="19.626cm" svg:y="4.413cm">
          <draw:text-box>
            <text:p>After f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47.75cm" fo:page-height="27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30T23:23:08.870416948</dc:date>
    <meta:editing-duration>PT24M36S</meta:editing-duration>
    <meta:editing-cycles>11</meta:editing-cycles>
    <meta:generator>LibreOffice/6.0.7.3$Linux_X86_64 LibreOffice_project/00m0$Build-3</meta:generator>
    <meta:document-statistic meta:object-count="43"/>
  </office:meta>
</office:document-meta>
</file>